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Density is a C++ header-only library that provides heterogeneous containers. The key idea is storing objects of different type contiguously in the same memory block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useppe Campana</meta:initial-creator>
    <meta:creation-date>2016-05-08T06:20:32.20</meta:creation-date>
    <meta:document-statistic meta:table-count="0" meta:image-count="0" meta:object-count="0" meta:page-count="1" meta:paragraph-count="1" meta:word-count="25" meta:character-count="165"/>
    <dc:date>2016-05-08T06:27:48.99</dc:date>
    <dc:creator>Giuseppe Campana</dc:creator>
    <meta:editing-duration>PT7M21S</meta:editing-duration>
    <meta:editing-cycles>1</meta:editing-cycles>
    <meta:generator>OpenOffice/4.1.2$Win32 OpenOffice.org_project/412m3$Build-9782</meta:generator>
  </office:meta>
</office:document-meta>
</file>